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6" style:family="paragraph" style:parent-style-name="Table_20_Contents">
      <style:text-properties style:font-name="Arial1" fo:font-size="14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4" style:family="paragraph" style:parent-style-name="Standard" style:list-style-name="L1">
      <style:text-properties style:font-name="Arial" fo:font-size="16pt" style:font-size-asian="16pt" style:font-size-complex="16pt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3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2931225205993579" text:style-name="L1">
        <text:list-item>
          <text:p text:style-name="P24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4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1">אֲשֶׁר עֲשִׁירֶיהָ מָלְאוּ חָמָס</text:p>
            <text:p text:style-name="P21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1">וְגַם־אֲנִי הֶחֱלֵיתִי </text:p>
            <text:p text:style-name="P21">*הַכּוֹתֶ</text:p>
            <text:p text:style-name="P21">הַשְׁמֵם</text:p>
            <text:p text:style-name="P21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1">אַתָּה תֹאכַל וְלֹא תִשְׂבָּע</text:p>
            <text:p text:style-name="P21">*וְיֶשְׁחֲ</text:p>
            <text:p text:style-name="P21">*בְּקִרְבֶּ</text:p>
            <text:p text:style-name="P21"><text:soft-page-break/>וְתַסֵּג וְלֹא תַפְלִיט וַאֲשֶׁר</text:p>
            <text:p text:style-name="P21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1">אַתָּה תִזְרַע וְלֹא תִקְצוֹר אַתָּה</text:p>
            <text:p text:style-name="P21">**תִדְרֹ</text:p>
            <text:p text:style-name="P21">זַיִת -</text:p>
            <text:p text:style-name="P21">-וְלֹא</text:p>
            <text:p text:style-name="P21">*תָסוּ</text:p>
            <text:p text:style-name="P21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1">וְיִשְׁתַּמֵּר חֻקּוֹת עָמְרִי וְכֹל </text:p>
            <text:p text:style-name="P21">מַעֲשֵׂה בֵית־אַחְאָב וַתֵּלְכוּ בְּמֹעֲצוֹתָם</text:p>
            <text:p text:style-name="P21"><text:s/>לְמַעַן תִּתִּי</text:p>
            <text:p text:style-name="P21">*אֹתְ</text:p>
            <text:p text:style-name="P21">לְשַׁמָּה וְיֹשְׁבֶיהָ לִשְׁרֵקָה וְחֶרְפַּת</text:p>
            <text:p text:style-name="P21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1">אַלְלַי לִי כִּי הָיִיתִי כְּאָסְפֵּי־קַיִץ </text:p>
            <text:p text:style-name="P21">כְּעֹלְלֹת בָּצִיר אֵין־אֶשְׁכּוֹל לֶאֱכוֹל </text:p>
            <text:p text:style-name="P21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1">אָבַד חָסִיד מִן־הָאָרֶץ וְיָשָׁר </text:p>
            <text:p text:style-name="P21">בָּאָדָם אָיִן כֻּלָּם לְדָמִים </text:p>
            <text:p text:style-name="P21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1">עַל־הָרַע כַּפַּיִם לְהֵיטִיב הַשַּׂר </text:p>
            <text:p text:style-name="P21">שֹׁאֵל וְהַשֹּׁפֵט בַּשִּׁלּוּם וְהַגָּדוֹל </text:p>
            <text:p text:style-name="P21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1">טוֹבָם כְּחֵדֶק יָשָׁר מִמְּסוּכָה</text:p>
            <text:p text:style-name="P21"><text:s/>*יוֹם מְצַפֶּי</text:p>
            <text:p text:style-name="P21">*פְּקֻדָּתְ</text:p>
            <text:p text:style-name="P21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1">אַל־תַּאֲמִינוּ בְרֵעַ אַל־תִּבְטְחוּ </text:p>
            <text:p text:style-name="P21">בְּאַלּוּף מִשֹּׁכֶבֶת</text:p>
            <text:p text:style-name="P21">*חֵיקֶ</text:p>
            <text:p text:style-name="P21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1">כִּי־בֵן מְנַבֵּל אָב בַּת קָמָה </text:p>
            <text:p text:style-name="P21">בְאִמָּהּ כַּלָּה בַּחֲמֹתָהּ אֹיְבֵי </text:p>
            <text:p text:style-name="P21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1">וַאֲנִי בַּיהוָה אֲצַפֶּה אוֹחִילָה </text:p>
            <text:p text:style-name="P21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1">אַל־תִּשְׂמְחִי אֹיַבְתִּי לִי כִּי </text:p>
            <text:p text:style-name="P21">נָפַלְתִּי קָמְתִּי כִּי־אֵשֵׁב</text:p>
            <text:p text:style-name="P21">*בַּחֹשֶׁ</text:p>
            <text:p text:style-name="P21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1">זַעַף יְהוָה אֶשָּׂא כִּי </text:p>
            <text:p text:style-name="P21">חָטָאתִי לוֹ עַד אֲשֶׁר </text:p>
            <text:p text:style-name="P21">יָרִיב רִיבִי וְעָשָׂה מִשְׁפָּטִי </text:p>
            <text:p text:style-name="P21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1">וְתֵרֶא אֹיַבְתִּי וּתְכַסֶּהָ בוּשָׁה</text:p>
            <text:p text:style-name="P21"><text:s/>הָאֹמְרָה אֵלַי אַיּוֹ יְהוָה</text:p>
            <text:p text:style-name="P21">*אֱלֹהָיִ</text:p>
            <text:p text:style-name="P21">עֵינַי תִּרְאֶינָּה בָּהּ עַתָּה </text:p>
            <text:p text:style-name="P21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>יוֹם לִבְנוֹת</text:p>
            <text:p text:style-name="P21">*גְּדֵרָיִ</text:p>
            <text:p text:style-name="P21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>יוֹם הוּא </text:p>
            <text:p text:style-name="P21">*וְעָדֶי</text:p>
            <text:p text:style-name="P21">יָבוֹא לְמִנִּי אַשּׁוּר וְעָרֵי</text:p>
            <text:p text:style-name="P21"><text:s/>מָצוֹר וּלְמִנִּי מָצוֹר וְעַד־נָהָר</text:p>
            <text:p text:style-name="P21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1">וְהָיְתָה הָאָרֶץ לִשְׁמָמָה עַל־יֹשְׁבֶיהָ </text:p>
            <text:p text:style-name="P21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1">רְעֵה</text:p>
            <text:p text:style-name="P21">*עַמְּ</text:p>
            <text:p text:style-name="P21">*בְשִׁבְטֶ</text:p>
            <text:p text:style-name="P21"><text:s/>צֹאן</text:p>
            <text:p text:style-name="P21">*נַחֲלָתֶ</text:p>
            <text:p text:style-name="P21">שֹׁכְנִי לְבָדָד יַעַר</text:p>
            <text:p text:style-name="P21">*בְּתוֹ</text:p>
            <text:p text:style-name="P21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1">כִּימֵי</text:p>
            <text:p text:style-name="P21">*צֵאתְ</text:p>
            <text:p text:style-name="P21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1">יִרְאוּ גוֹיִם וְיֵבֹשׁוּ מִכֹּל </text:p>
            <text:p text:style-name="P21">גְּבוּרָתָם יָשִׂימוּ יָד עַל־פֶּה </text:p>
            <text:p text:style-name="P21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1">יְלַחֲכוּ עָפָר כַּנָּחָשׁ כְּזֹחֲלֵי</text:p>
            <text:p text:style-name="P21"><text:s/>אֶרֶץ יִרְגְּזוּ מִמִּסְגְּרֹתֵיהֶם אֶל־יְהוָה</text:p>
            <text:p text:style-name="P21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1">מִי־אֵל</text:p>
            <text:p text:style-name="P21">*כָּמוֹ</text:p>
            <text:p text:style-name="P21">נֹשֵׂא עָוֹן וְעֹבֵר עַל־פֶּשַׁע </text:p>
            <text:p text:style-name="P21">לִשְׁאֵרִית נַחֲלָתוֹ לֹא־הֶחֱזִיק לָעַד </text:p>
            <text:p text:style-name="P21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1">יָשׁוּב יְרַחֲמֵנוּ יִכְבֹּשׁ עֲוֹנֹתֵינוּ</text:p>
            <text:p text:style-name="P21">*וְתַשְׁלִי</text:p>
            <text:p text:style-name="P21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1">תִּתֵּן אֱמֶת לְיַעֲקֹב חֶסֶד </text:p>
            <text:p text:style-name="P21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1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1">אֵל קַנּוֹא וְנֹקֵם יְהוָה </text:p>
            <text:p text:style-name="P21">נֹקֵם יְהוָה וּבַעַל חֵמָה </text:p>
            <text:p text:style-name="P21">נֹקֵם יְהוָה לְצָרָיו וְנוֹטֵר </text:p>
            <text:p text:style-name="P21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1">יְהוָֹה</text:p>
            <text:p text:style-name="P21">*אֶרֶ</text:p>
            <text:p text:style-name="P21">אַפַּיִם *וּגְדוֹל־ [וּגְדָל־]כֹּחַ וְנַקֵּה </text:p>
            <text:p text:style-name="P21">לֹא יְנַקֶּה יְהוָה בְּסוּפָה </text:p>
            <text:p text:style-name="P21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1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1">גּוֹעֵר בַּיָּם וַיַּבְּשֵׁהוּ וְכָל־הַנְּהָרוֹת </text:p>
            <text:p text:style-name="P21">הֶחֱרִיב אֻמְלַל בָּשָׁן וְכַרְמֶל </text:p>
            <text:p text:style-name="P21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1">הָרִים רָעֲשׁוּ מִמֶּנּוּ וְהַגְּבָעוֹת </text:p>
            <text:p text:style-name="P21">הִתְמֹגָגוּ וַתִּשָּׂא הָאָרֶץ מִפָּנָיו </text:p>
            <text:p text:style-name="P21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1">לִפְנֵי זַעְמוֹ מִי יַעֲמוֹד </text:p>
            <text:p text:style-name="P21">וּמִי יָקוּם בַּחֲרוֹן אַפּוֹ </text:p>
            <text:p text:style-name="P21">חֲמָתוֹ נִתְּכָה כָאֵשׁ וְהַצֻּרִים </text:p>
            <text:p text:style-name="P21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1">טוֹב יְהוָה לְמָעוֹז בְּיוֹם </text:p>
            <text:p text:style-name="P21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1">וּבְשֶׁטֶף עֹבֵר כָּלָה יַעֲשֶׂה </text:p>
            <text:p text:style-name="P21">מְקוֹמָהּ וְאֹיְבָיו יְרַדֶּף</text:p>
            <text:p text:style-name="P21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1">מַה־תְּחַשְּׁבוּן אֶל־יְהוָה כָּלָה הוּא </text:p>
            <text:p text:style-name="P21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1">כִּי עַד־סִירִים סְבֻכִים וּכְסָבְאָם </text:p>
            <text:p text:style-name="P21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1">**מִמֵּ</text:p>
            <text:p text:style-name="P21">יָצָא חֹשֵׁב עַל־יְהוָה רָעָה </text:p>
            <text:p text:style-name="P21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1">כֹּה אָמַר יְהוָה אִם־שְׁלֵמִים וְכֵן </text:p>
            <text:p text:style-name="P21">רַבִּים וְכֵן נָגֹזּוּ וְעָבָר</text:p>
            <text:p text:style-name="P21">**וְעִנִּתִ</text:p>
            <text:p text:style-name="P21">**לֹא אֲעַנֵּ</text:p>
            <text:p text:style-name="P21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1">וְעַתָּה אֶשְׁבֹּר מֹטֵהוּ</text:p>
            <text:p text:style-name="P21">**מֵעָלָיִ</text:p>
            <text:p text:style-name="P21">**וּמוֹסְרֹתַיִ</text:p>
            <text:p text:style-name="P21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1">וְצִוָּה</text:p>
            <text:p text:style-name="P21">*עָלֶי</text:p>
            <text:p text:style-name="P21"><text:s/>*יְהוָה לֹא־יִזָּרַע מִשִּׁמְ</text:p>
            <text:p text:style-name="P21"><text:soft-page-break/>*עוֹד מִבֵּית אֱלֹהֶי</text:p>
            <text:p text:style-name="P21">*אַכְרִית פֶּסֶל וּמַסֵּכָה אָשִׂים קִבְרֶ</text:p>
            <text:p text:style-name="P21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1">הִנֵּה עַל־הֶהָרִים רַגְלֵי מְבַשֵּׂר </text:p>
            <text:p text:style-name="P21">מַשְׁמִיעַ שָׁלוֹם חָגִּי יְהוּדָה</text:p>
            <text:p text:style-name="P21">*חַגַּיִ</text:p>
            <text:p text:style-name="P21"><text:s/>*שַׁלְּמִי נְדָרָיִ</text:p>
            <text:p text:style-name="P21">כִּי לֹא יוֹסִיף עוֹד *לַעֲבוֹר־ [לַעֲבָר־]</text:p>
            <text:p text:style-name="P21">*בָּ</text:p>
            <text:p text:style-name="P21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1">*עָלָה מֵפִיץ עַל־פָּנַיִ</text:p>
            <text:p text:style-name="P21">נָצוֹר מְצֻרָה צַפֵּה</text:p>
            <text:p text:style-name="P21">*־דֶרֶ</text:p>
            <text:p text:style-name="P21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1">כִּי שָׁב יְהוָה אֶת־גְּאוֹן </text:p>
            <text:p text:style-name="P21">יַעֲקֹב כִּגְאוֹן יִשְׂרָאֵל כִּי</text:p>
            <text:p text:style-name="P21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1">מָגֵן גִּבֹּרֵיהוּ מְאָדָּם אַנְשֵׁי־חַיִל </text:p>
            <text:p text:style-name="P21">מְתֻלָּעִים בְּאֵשׁ־פְּלָדוֹת הָרֶכֶב בְּיוֹם </text:p>
            <text:p text:style-name="P21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1">בַּחוּצוֹת יִתְהוֹלְלוּ הָרֶכֶב יִשְׁתַּקְשְׁקוּן</text:p>
            <text:p text:style-name="P21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1">יִזְכֹּר אַדִּירָיו יִכָּשְׁלוּ *בַהֲלִכוֹתָם [בַּהֲלִיכָתָם] יְמַהֲרוּ חוֹמָתָהּ וְהֻכַן</text:p>
            <text:p text:style-name="P21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>שַׁעֲרֵי</text:p>
            <text:p text:style-name="P21">הַנְּהָרוֹת</text:p>
            <text:p text:style-name="P21">נִפְתָּחוּ </text:p>
            <text:p text:style-name="P21">וְהַהֵיכָל </text:p>
            <text:p text:style-name="P21">נָמוֹג</text:p>
          </table:table-cell>
          <table:table-cell table:style-name="表43.B1" office:value-type="string">
            <text:p text:style-name="P22">gate</text:p>
            <text:p text:style-name="P22"/>
            <text:p text:style-name="P22">the stream</text:p>
            <text:p text:style-name="P22">to open</text:p>
            <text:p text:style-name="P22"/>
            <text:p text:style-name="P22"/>
            <text:p text:style-name="P22">the palace</text:p>
            <text:p text:style-name="P22"/>
            <text:p text:style-name="P22">to melt</text:p>
          </table:table-cell>
        </table:table-row>
        <table:table-row>
          <table:table-cell table:style-name="表43.A2" office:value-type="string">
            <text:p text:style-name="P21"/>
          </table:table-cell>
          <table:table-cell table:style-name="表43.B2" office:value-type="string">
            <text:p text:style-name="P22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>וְהֻצַּב </text:p>
            <text:p text:style-name="P21">גֻּלְּתָה </text:p>
            <text:p text:style-name="P21">הֹעֲלָתָה </text:p>
            <text:p text:style-name="P21">וְאַמְהֹתֶיהָ </text:p>
            <text:p text:style-name="P21">מְנַהֲגוֹת </text:p>
            <text:p text:style-name="P21">כְּקוֹל</text:p>
            <text:p text:style-name="P21"><text:s/>יוֹנִים </text:p>
            <text:p text:style-name="P21">מְתֹפְפֹת </text:p>
            <text:p text:style-name="P21">עַל־לִבְבֵהֶן</text:p>
          </table:table-cell>
          <table:table-cell table:style-name="表47.B1" office:value-type="string">
            <text:p text:style-name="P22">Hutsav</text:p>
            <text:p text:style-name="P22"/>
            <text:p text:style-name="P22">to denude</text:p>
            <text:p text:style-name="P22"/>
            <text:p text:style-name="P22">to ascend</text:p>
            <text:p text:style-name="P22"/>
            <text:p text:style-name="P22">her maidservant</text:p>
            <text:p text:style-name="P22"/>
            <text:p text:style-name="P22">to sigh</text:p>
            <text:p text:style-name="P22"/>
            <text:p text:style-name="P22">like a voice</text:p>
            <text:p text:style-name="P22"/>
            <text:p text:style-name="P22">a dove</text:p>
            <text:p text:style-name="P22">to drum</text:p>
            <text:p text:style-name="P22"/>
            <text:p text:style-name="P22">upon their heart</text:p>
          </table:table-cell>
        </table:table-row>
        <text:soft-page-break/>
        <table:table-row>
          <table:table-cell table:style-name="表47.A2" office:value-type="string">
            <text:p text:style-name="P21"/>
          </table:table-cell>
          <table:table-cell table:style-name="表47.B2" office:value-type="string">
            <text:p text:style-name="P22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>וְנִינְוֵה</text:p>
            <text:p text:style-name="P21"><text:s/>כִבְרֵכַת־מַיִם </text:p>
            <text:p text:style-name="P21">מִימֵי </text:p>
            <text:p text:style-name="P21">הִיא </text:p>
            <text:p text:style-name="P21">וְהֵמָּה </text:p>
            <text:p text:style-name="P21">נָסִים </text:p>
            <text:p text:style-name="P21">עִמְדוּ</text:p>
            <text:p text:style-name="P21"><text:s/>עֲמֹדוּ </text:p>
            <text:p text:style-name="P21">וְאֵין </text:p>
            <text:p text:style-name="P21">מַפְנֶה</text:p>
          </table:table-cell>
          <table:table-cell table:style-name="表48.B1" office:value-type="string">
            <text:p text:style-name="P22">nineveh</text:p>
            <text:p text:style-name="P22"/>
            <text:p text:style-name="P22">like a resorvoir - water</text:p>
            <text:p text:style-name="P22"/>
            <text:p text:style-name="P22">from the day</text:p>
            <text:p text:style-name="P22"/>
            <text:p text:style-name="P22">he/she</text:p>
            <text:p text:style-name="P22"/>
            <text:p text:style-name="P22">and they</text:p>
            <text:p text:style-name="P22"/>
            <text:p text:style-name="P22">to vanish away</text:p>
            <text:p text:style-name="P22"/>
            <text:p text:style-name="P22">to stand</text:p>
            <text:p text:style-name="P22"/>
            <text:p text:style-name="P22">to stand</text:p>
            <text:p text:style-name="P22"/>
            <text:p text:style-name="P22">not exist</text:p>
            <text:p text:style-name="P22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1">בֹּזּוּ </text:p>
            <text:p text:style-name="P21">כֶסֶף </text:p>
            <text:p text:style-name="P21">בֹּזּוּ </text:p>
            <text:p text:style-name="P21">זָהָב </text:p>
            <text:p text:style-name="P21">וְאֵין </text:p>
            <text:p text:style-name="P21">קֵצֶה </text:p>
            <text:p text:style-name="P21">לַתְּכוּנָה </text:p>
            <text:p text:style-name="P21">כָּבֹד</text:p>
            <text:p text:style-name="P21"><text:s/>מִכֹּל</text:p>
            <text:p text:style-name="P21"><text:s/>כְּלִי </text:p>
            <text:p text:style-name="P21">חֶמְדָּה</text:p>
          </table:table-cell>
          <table:table-cell table:style-name="表51.B1" office:value-type="string">
            <text:p text:style-name="P22">to plunder</text:p>
            <text:p text:style-name="P22"/>
            <text:p text:style-name="P22">silver</text:p>
            <text:p text:style-name="P22"/>
            <text:p text:style-name="P22">to plunder</text:p>
            <text:p text:style-name="P22">gold</text:p>
            <text:p text:style-name="P22"/>
            <text:p text:style-name="P22">to be nothing</text:p>
            <text:p text:style-name="P22"/>
            <text:p text:style-name="P22">an extremity</text:p>
            <text:p text:style-name="P22"/>
            <text:p text:style-name="P22">structure</text:p>
            <text:p text:style-name="P22"/>
            <text:p text:style-name="P22">splendor</text:p>
            <text:p text:style-name="P22"/>
            <text:p text:style-name="P22">from all</text:p>
            <text:p text:style-name="P22"/>
            <text:p text:style-name="P22">apparatus</text:p>
            <text:p text:style-name="P22"/>
            <text:p text:style-name="P22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>בּוּקָה</text:p>
            <text:p text:style-name="P21"><text:s/>וּמְבוּקָה</text:p>
            <text:p text:style-name="P21"><text:s/>וּמְבֻלָּקָה</text:p>
            <text:p text:style-name="P21"><text:s/>וְלֵב </text:p>
            <text:p text:style-name="P21">נָמֵס</text:p>
            <text:p text:style-name="P21"><text:s/>וּפִק </text:p>
            <text:p text:style-name="P21">בִּרְכַּיִם </text:p>
            <text:p text:style-name="P21">וְחַלְחָלָה</text:p>
            <text:p text:style-name="P21"><text:soft-page-break/><text:s/>בְּכָל־מָתְנַיִם</text:p>
            <text:p text:style-name="P21"><text:s/>וּפְנֵי </text:p>
            <text:p text:style-name="P21">כֻלָּם</text:p>
            <text:p text:style-name="P21"><text:s/>קִבְּצוּ</text:p>
            <text:p text:style-name="P21"><text:s/>פָארוּר</text:p>
          </table:table-cell>
          <table:table-cell table:style-name="表52.B1" office:value-type="string">
            <text:p text:style-name="P22">empty</text:p>
            <text:p text:style-name="P22"/>
            <text:p text:style-name="P22">and empty</text:p>
            <text:p text:style-name="P22"/>
            <text:p text:style-name="P22">to anihilate</text:p>
            <text:p text:style-name="P22"/>
            <text:p text:style-name="P22">and heart</text:p>
            <text:p text:style-name="P22"/>
            <text:p text:style-name="P22">to faint</text:p>
            <text:p text:style-name="P22"/>
            <text:p text:style-name="P22">and a tottering</text:p>
            <text:p text:style-name="P22"/>
            <text:p text:style-name="P22">knee</text:p>
            <text:p text:style-name="P22"/>
            <text:p text:style-name="P22">to writhe</text:p>
            <text:p text:style-name="P22"/>
            <text:p text:style-name="P22"><text:soft-page-break/></text:p>
            <text:p text:style-name="P22">with,in all – loins</text:p>
            <text:p text:style-name="P22"/>
            <text:p text:style-name="P22">and the face</text:p>
            <text:p text:style-name="P22"/>
            <text:p text:style-name="P22">all of them ~ xula:'m</text:p>
            <text:p text:style-name="P22"/>
            <text:p text:style-name="P22">to collect</text:p>
            <text:p text:style-name="P22"/>
            <text:p text:style-name="P22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>אַיֵּה</text:p>
            <text:p text:style-name="P21"><text:s/>מְעוֹן </text:p>
            <text:p text:style-name="P21">אֲרָיוֹת </text:p>
            <text:p text:style-name="P21">וּמִרְעֶה </text:p>
            <text:p text:style-name="P21">הוּא לַכְּפִרִים </text:p>
            <text:p text:style-name="P21">אֲשֶׁר</text:p>
            <text:p text:style-name="P21">*הָלַ</text:p>
            <text:p text:style-name="P21"><text:soft-page-break/>אַרְיֵה לָבִיא </text:p>
            <text:p text:style-name="P21">שָׁם גּוּר </text:p>
            <text:p text:style-name="P21">אַרְיֵה וְאֵין מַחֲרִיד</text:p>
          </table:table-cell>
          <table:table-cell table:style-name="表53.B1" office:value-type="string">
            <text:p text:style-name="P22">where ?</text:p>
            <text:p text:style-name="P22"/>
            <text:p text:style-name="P22">a retreat</text:p>
            <text:p text:style-name="P22"/>
            <text:p text:style-name="P22">a lion</text:p>
            <text:p text:style-name="P22"/>
            <text:p text:style-name="P22">and pasture</text:p>
            <text:p text:style-name="P22"/>
            <text:p text:style-name="P22">he,this / to,for a yound lion</text:p>
            <text:p text:style-name="P22"/>
            <text:p text:style-name="P22">who,that</text:p>
            <text:p text:style-name="P22"/>
            <text:p text:style-name="P22">to walk</text:p>
            <text:p text:style-name="P22"><text:soft-page-break/>a lion / to roar</text:p>
            <text:p text:style-name="P22"/>
            <text:p text:style-name="P22">there / a cub of lion</text:p>
            <text:p text:style-name="P22"/>
            <text:p text:style-name="P22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1">אַרְיֵה טֹרֵף </text:p>
            <text:p text:style-name="P21">בְּדֵי גֹרוֹתָיו </text:p>
            <text:p text:style-name="P21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2">a lion / to pull to pieces</text:p>
            <text:p text:style-name="P22"/>
            <text:p text:style-name="P22">in enough / his whelps</text:p>
            <text:p text:style-name="P22"/>
            <text:p text:style-name="P22">and to choke oneself / for his lioness</text:p>
            <text:p text:style-name="P22">to fill – prey / his den</text:p>
            <text:p text:style-name="P22"/>
            <text:p text:style-name="P22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1">הִנְנִי</text:p>
            <text:p text:style-name="P21">*אֵלַיִ</text:p>
            <text:p text:style-name="P21">נְאֻם יְהוָה צְבָאוֹת וְהִבְעַרְתִּי בֶעָשָׁן רִכְבָּהּ</text:p>
            <text:p text:style-name="P21">*וּכְפִירַיִ</text:p>
            <text:p text:style-name="P21">תֹּאכַל חָרֶב וְהִכְרַתִּי מֵאֶרֶץ</text:p>
            <text:p text:style-name="P21">*טַרְפֵּ</text:p>
            <text:p text:style-name="P21">וְלֹא־יִשָּׁמַע עוֹד קוֹל מַלְאָכֵכֵה ס</text:p>
          </table:table-cell>
          <table:table-cell table:style-name="表55.B1" office:value-type="string">
            <text:p text:style-name="P22">behold me</text:p>
            <text:p text:style-name="P22"/>
            <text:p text:style-name="P22">towards thee</text:p>
            <text:p text:style-name="P22"/>
            <text:p text:style-name="P22">saith / jehovah / mass of persons</text:p>
            <text:p text:style-name="P22"/>
            <text:p text:style-name="P22">and I will consume / towards smoke / her vehicle</text:p>
            <text:p text:style-name="P22">and your yound lion</text:p>
            <text:p text:style-name="P22">to eat / sword / and I will cut off</text:p>
            <text:p text:style-name="P22"/>
            <text:p text:style-name="P22">from the earth</text:p>
            <text:p text:style-name="P22"/>
            <text:p text:style-name="P22">thy prey</text:p>
            <text:p text:style-name="P22"/>
            <text:p text:style-name="P22">and not to hear / again / to call</text:p>
            <text:p text:style-name="P22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>הוֹי עִיר דָּמִים כֻּלָּהּ כַּחַשׁ פֶּרֶק </text:p>
            <text:p text:style-name="P21">מְלֵאָה לֹא יָמִישׁ טָרֶף</text:p>
          </table:table-cell>
          <table:table-cell table:style-name="表56.B1" office:value-type="string">
            <text:p text:style-name="P22">oh! / a city / blood / her whole</text:p>
            <text:p text:style-name="P22"/>
            <text:p text:style-name="P22">hypocracy / a fork in roads</text:p>
            <text:p text:style-name="P22"/>
            <text:p text:style-name="P22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>קוֹל שׁוֹט וְקוֹל </text:p>
            <text:p text:style-name="P21">רַעַשׁ אוֹפָן וְסוּס</text:p>
            <text:p text:style-name="P21"><text:s/>דֹּהֵר וּמֶרְכָּבָה</text:p>
            <text:p text:style-name="P21"><text:s/>מְרַקֵּדָה</text:p>
          </table:table-cell>
          <table:table-cell table:style-name="表57.B1" office:value-type="string">
            <text:p text:style-name="P22">a voice / a lash / and a voice</text:p>
            <text:p text:style-name="P22"/>
            <text:p text:style-name="P22">vibration / a wheel / and a horse</text:p>
            <text:p text:style-name="P22"/>
            <text:p text:style-name="P22">to move irregularly / and a chariot</text:p>
            <text:p text:style-name="P22"/>
            <text:p text:style-name="P22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>פָּרָשׁ מַעֲלֶה וְלַהַב </text:p>
            <text:p text:style-name="P21">חֶרֶב וּבְרַק חֲנִית</text:p>
            <text:p text:style-name="P21"><text:s/>וְרֹב חָלָל</text:p>
            <text:p text:style-name="P21"><text:s/>וְכֹבֶד פָּגֶר </text:p>
            <text:p text:style-name="P21">וְאֵין קֵצֶה </text:p>
            <text:p text:style-name="P21">לַגְּוִיָּה *יִכְשְׁלוּ [וְכָשְׁלוּ] בִּגְוִיָּתָם</text:p>
          </table:table-cell>
          <table:table-cell table:style-name="表58.B1" office:value-type="string">
            <text:p text:style-name="P22">a driver / to lift up/ and a polished blade</text:p>
            <text:p text:style-name="P22">a sword / and a gleam / a lance</text:p>
            <text:p text:style-name="P22"/>
            <text:p text:style-name="P22">and abundance / pierced to death</text:p>
            <text:p text:style-name="P22">and multitude / a carcase</text:p>
            <text:p text:style-name="P22"/>
            <text:p text:style-name="P22">and not exist / an extremity</text:p>
            <text:p text:style-name="P22">for a body <text:s/>/ to falter</text:p>
            <text:p text:style-name="P22"/>
            <text:p text:style-name="P22"/>
            <text:p text:style-name="P22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1">מֵרֹב זְנוּנֵי </text:p>
            <text:p text:style-name="P21">זוֹנָה טוֹבַת חֵן </text:p>
            <text:p text:style-name="P21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2">from abundance / to commit adultry</text:p>
            <text:p text:style-name="P22">to commit idolatry / good / graciousness</text:p>
            <text:p text:style-name="P22">mistress / magic / the to sell</text:p>
            <text:p text:style-name="P22"/>
            <text:p text:style-name="P22">Gentile / in her adultery</text:p>
            <text:p text:style-name="P22"/>
            <text:p text:style-name="P22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1">הִנְנִי</text:p>
            <text:p text:style-name="P21"><text:s/>**אֵלַיִ</text:p>
            <text:p text:style-name="P21">נְאֻם יְהוָה צְבָאוֹת וְגִלֵּיתִי</text:p>
            <text:p text:style-name="P21">**שׁוּלַיִ</text:p>
            <text:p text:style-name="P21">**עַל־פָּנָיִ</text:p>
            <text:p text:style-name="P21">וְהַרְאֵיתִי גוֹיִם</text:p>
            <text:p text:style-name="P21">*מַעְרֵ</text:p>
            <text:p text:style-name="P21"><text:soft-page-break/>וּמַמְלָכוֹת</text:p>
            <text:p text:style-name="P21">*קְלוֹנֵ</text:p>
          </table:table-cell>
          <table:table-cell table:style-name="表60.B1" office:value-type="string">
            <text:p text:style-name="P22">behold me</text:p>
            <text:p text:style-name="P22"/>
            <text:p text:style-name="P22">towards thee</text:p>
            <text:p text:style-name="P22"/>
            <text:p text:style-name="P22">oracle / jehovah / army</text:p>
            <text:p text:style-name="P22"/>
            <text:p text:style-name="P22">and denude</text:p>
            <text:p text:style-name="P22"/>
            <text:p text:style-name="P22">thy skirt</text:p>
            <text:p text:style-name="P22"/>
            <text:p text:style-name="P22">against thy face</text:p>
            <text:p text:style-name="P22"/>
            <text:p text:style-name="P22">and to see / Gentile</text:p>
            <text:p text:style-name="P22">nude</text:p>
            <text:p text:style-name="P22"><text:soft-page-break/>and dominion</text:p>
            <text:p text:style-name="P22"/>
            <text:p text:style-name="P22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>וְהִשְׁלַכְתִּי</text:p>
            <text:p text:style-name="P21">**עָלַיִ</text:p>
            <text:p text:style-name="P21">שִׁקֻּצִים</text:p>
            <text:p text:style-name="P21">**וְנִבַּלְתִּי</text:p>
            <text:p text:style-name="P21">**וְשַׂמְתִּי</text:p>
            <text:p text:style-name="P21">כְּרֹאִי</text:p>
          </table:table-cell>
          <table:table-cell table:style-name="表61.B1" office:value-type="string">
            <text:p text:style-name="P22">and to throw</text:p>
            <text:p text:style-name="P22"/>
            <text:p text:style-name="P22">against thee</text:p>
            <text:p text:style-name="P22"/>
            <text:p text:style-name="P22">filthy</text:p>
            <text:p text:style-name="P22"/>
            <text:p text:style-name="P22">and I will disgrace thee</text:p>
            <text:p text:style-name="P22"/>
            <text:p text:style-name="P22">and I will put thee</text:p>
            <text:p text:style-name="P22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>וְהָיָה כָל</text:p>
            <text:p text:style-name="P21">**רֹאַיִ</text:p>
            <text:p text:style-name="P21">יִדּוֹד</text:p>
            <text:p text:style-name="P21">**מִמֵּ</text:p>
            <text:p text:style-name="P21">וְאָמַר שָׁדְּדָה נִינְוֵה</text:p>
            <text:p text:style-name="P21"><text:s/>מִי יָנוּד לָהּ</text:p>
            <text:p text:style-name="P21"><text:s/>מֵאַיִן אֲבַקֵּשׁ</text:p>
            <text:p text:style-name="P21"><text:s/>מְנַחֲמִים</text:p>
            <text:p text:style-name="P21">**לָ</text:p>
          </table:table-cell>
          <table:table-cell table:style-name="表62.B1" office:value-type="string">
            <text:p text:style-name="P22">and to come to pass / all</text:p>
            <text:p text:style-name="P22"/>
            <text:p text:style-name="P22">to see thee</text:p>
            <text:p text:style-name="P22"/>
            <text:p text:style-name="P22">to flee</text:p>
            <text:p text:style-name="P22"/>
            <text:p text:style-name="P22">from thee</text:p>
            <text:p text:style-name="P22"/>
            <text:p text:style-name="P22">and to say / to ravage / nineve</text:p>
            <text:p text:style-name="P22"/>
            <text:p text:style-name="P22">who ? / to deplore / towards her</text:p>
            <text:p text:style-name="P22"/>
            <text:p text:style-name="P22">from where ? / to search out</text:p>
            <text:p text:style-name="P22"/>
            <text:p text:style-name="P22">to console</text:p>
            <text:p text:style-name="P22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1">הֲתֵיטְבִי </text:p>
            <text:p text:style-name="P21">מִנֹּא אָמוֹן הַיֹּשְׁבָה בַּיְאֹרִים מַיִם סָבִיב </text:p>
            <text:p text:style-name="P21">לָהּ אֲשֶׁר־חֵיל </text:p>
            <text:p text:style-name="P21">יָם מִיָּם חוֹמָתָהּ</text:p>
          </table:table-cell>
          <table:table-cell table:style-name="表63.B1" office:value-type="string">
            <text:p text:style-name="P22">who,that to make well</text:p>
            <text:p text:style-name="P22"/>
            <text:p text:style-name="P22">from No / Amon / the to dwell</text:p>
            <text:p text:style-name="P22"/>
            <text:p text:style-name="P22">in Nile / waters / around</text:p>
            <text:p text:style-name="P22"/>
            <text:p text:style-name="P22">towards her / who,that – army</text:p>
            <text:p text:style-name="P22"/>
            <text:p text:style-name="P22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1">כּוּשׁ עָצְמָה </text:p>
            <text:p text:style-name="P21">וּמִצְרַיִם וְאֵין</text:p>
            <text:p text:style-name="P21"><text:s/>קֵצֶה פּוּט וְלוּבִים </text:p>
            <text:p text:style-name="P21">הָיוּ </text:p>
            <text:p text:style-name="P21">**בְּעֶזְרָתֵ</text:p>
          </table:table-cell>
          <table:table-cell table:style-name="表64.B1" office:value-type="string">
            <text:p text:style-name="P22">Kush / her powerfulness</text:p>
            <text:p text:style-name="P22"/>
            <text:p text:style-name="P22">and Mitsrajim / and not exist</text:p>
            <text:p text:style-name="P22"/>
            <text:p text:style-name="P22">an extremity / Put / and Libyan</text:p>
            <text:p text:style-name="P22"/>
            <text:p text:style-name="P22">to exist</text:p>
            <text:p text:style-name="P22"/>
            <text:p text:style-name="P22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1">גַּם־הִיא לַגֹּלָה </text:p>
            <text:p text:style-name="P21">הָלְכָה בַשֶּׁבִי גַּם </text:p>
            <text:p text:style-name="P21">עֹלָלֶיהָ יְרֻטְּשׁוּ </text:p>
            <text:p text:style-name="P21">בְּרֹאשׁ כָּל־חוּצוֹת </text:p>
            <text:p text:style-name="P21">וְעַל־נִכְבַּדֶּיהָ</text:p>
            <text:p text:style-name="P21"><text:s/>יַדּוּ גוֹרָל</text:p>
            <text:p text:style-name="P21"><text:s/>וְכָל־גְּדוֹלֶיהָ רֻתְּקוּ בַזִּקִּים</text:p>
          </table:table-cell>
          <table:table-cell table:style-name="表65.B1" office:value-type="string">
            <text:p text:style-name="P22">even,though – he,she / for exile</text:p>
            <text:p text:style-name="P22"/>
            <text:p text:style-name="P22">to walk / in exiled / even,though</text:p>
            <text:p text:style-name="P22"/>
            <text:p text:style-name="P22">her suckling / to dash down</text:p>
            <text:p text:style-name="P22"/>
            <text:p text:style-name="P22">towards head / all – to sever</text:p>
            <text:p text:style-name="P22"/>
            <text:p text:style-name="P22">and upon – to make her weighty</text:p>
            <text:p text:style-name="P22"/>
            <text:p text:style-name="P22">to throw / a lot</text:p>
            <text:p text:style-name="P22"/>
            <text:p text:style-name="P22">and all – her great / to fasten</text:p>
            <text:p text:style-name="P22"/>
            <text:p text:style-name="P22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>גַּם־אַתְּ תִּשְׁכְּרִי</text:p>
            <text:p text:style-name="P21"><text:s/>תְּהִי נַעֲלָמָה גַּם־אַתְּ תְּבַקְשִׁי מָעוֹז </text:p>
            <text:p text:style-name="P21">מֵאוֹיֵב</text:p>
          </table:table-cell>
          <table:table-cell table:style-name="表66.B1" office:value-type="string">
            <text:p text:style-name="P22">also – thee / to become tipsy</text:p>
            <text:p text:style-name="P22"/>
            <text:p text:style-name="P22">to become / to veil / also – thee</text:p>
            <text:p text:style-name="P22"/>
            <text:p text:style-name="P22">to search / a fortified place</text:p>
            <text:p text:style-name="P22"/>
            <text:p text:style-name="P22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>**כָּל־מִבְצָרַיִ</text:p>
            <text:p text:style-name="P21">תְּאֵנִים עִם־בִּכּוּרִים אִם־יִנּוֹעוּ </text:p>
            <text:p text:style-name="P21">וְנָפְלוּ עַל־פִּי </text:p>
            <text:p text:style-name="P21">אוֹכֵל</text:p>
          </table:table-cell>
          <table:table-cell table:style-name="表67.B1" office:value-type="string">
            <text:p text:style-name="P22">all – thy fortification</text:p>
            <text:p text:style-name="P22"/>
            <text:p text:style-name="P22">the fig tree / with – the first fruits</text:p>
            <text:p text:style-name="P22"/>
            <text:p text:style-name="P22">lo,whether – to waver</text:p>
            <text:p text:style-name="P22"/>
            <text:p text:style-name="P22">and to fall / upon – mouth</text:p>
            <text:p text:style-name="P22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>**הִנֵּה עַמֵּ</text:p>
            <text:p text:style-name="P21">**נָשִׁים בְּקִרְבֵּ</text:p>
            <text:p text:style-name="P21">**לְאֹיְבַיִ</text:p>
            <text:p text:style-name="P21">פָּתוֹחַ נִפְתְּחוּ שַׁעֲרֵי</text:p>
            <text:p text:style-name="P21">אַרְצֵך</text:p>
            <text:p text:style-name="P21">אָכְלָה אֵשׁ בְּרִיחָיִך</text:p>
          </table:table-cell>
          <table:table-cell table:style-name="表68.B1" office:value-type="string">
            <text:p text:style-name="P22">lo! / thy people</text:p>
            <text:p text:style-name="P22"/>
            <text:p text:style-name="P22">women / in the midst of thee</text:p>
            <text:p text:style-name="P22"/>
            <text:p text:style-name="P22">towards thine adversary</text:p>
            <text:p text:style-name="P22"/>
            <text:p text:style-name="P22">to open / to loosen / a gate</text:p>
            <text:p text:style-name="P22"/>
            <text:p text:style-name="P22">thy land</text:p>
            <text:p text:style-name="P22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1">מֵי מָצוֹר שַׁאֲבִי</text:p>
            <text:p text:style-name="P21">**לָ</text:p>
            <text:p text:style-name="P21">**חַזְּקִי מִבְצָרָיִ</text:p>
            <text:p text:style-name="P21">בֹּאִי בַטִּיט </text:p>
            <text:p text:style-name="P21">וְרִמְסִי בַחֹמֶר</text:p>
            <text:p text:style-name="P21"><text:s/>הַחֲזִיקִי מַלְבֵּן</text:p>
          </table:table-cell>
          <table:table-cell table:style-name="表71.B1" office:value-type="string">
            <text:p text:style-name="P22">water / a siege / to bale up</text:p>
            <text:p text:style-name="P22"/>
            <text:p text:style-name="P22">towards thee</text:p>
            <text:p text:style-name="P22"/>
            <text:p text:style-name="P22">to fasten / thy fortification</text:p>
            <text:p text:style-name="P22"/>
            <text:p text:style-name="P22">to go,come / towards mud</text:p>
            <text:p text:style-name="P22">and to tread upon / into clay</text:p>
            <text:p text:style-name="P22"/>
            <text:p text:style-name="P22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>**שָׁם תֹּאכְלֵ</text:p>
            <text:p text:style-name="P21">*אֵשׁ תַּכְרִיתֵ</text:p>
            <text:p text:style-name="P21">**חֶרֶב תֹּאכְלֵ</text:p>
            <text:p text:style-name="P21">כַּיָּלֶק הִתְכַּבֵּד</text:p>
            <text:p text:style-name="P21"><text:s/>כַּיֶּלֶק הִתְכַּבְּדִי </text:p>
            <text:p text:style-name="P21">כָּאַרְבֶּה</text:p>
          </table:table-cell>
          <table:table-cell table:style-name="表72.B1" office:value-type="string">
            <text:p text:style-name="P22">there / to eat thee</text:p>
            <text:p text:style-name="P22"/>
            <text:p text:style-name="P22">fire / to cut thee off</text:p>
            <text:p text:style-name="P22"/>
            <text:p text:style-name="P22">sword / to eat thee up</text:p>
            <text:p text:style-name="P22"/>
            <text:p text:style-name="P22">like a divourer / to severe</text:p>
            <text:p text:style-name="P22"/>
            <text:p text:style-name="P22">like a divourer / to sereve</text:p>
            <text:p text:style-name="P22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>**הִרְבֵּית רֹכְלַיִ</text:p>
            <text:p text:style-name="P21">מִכּוֹכְבֵי הַשָּׁמָיִם יֶלֶק פָּשַׁט וַיָּעֹף</text:p>
          </table:table-cell>
          <table:table-cell table:style-name="表73.B1" office:value-type="string">
            <text:p text:style-name="P22">to increase / thy to travel for trading</text:p>
            <text:p text:style-name="P22"/>
            <text:p text:style-name="P22">from a star / the sky / a devouerer</text:p>
            <text:p text:style-name="P22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1">**מִנְּזָרַיִ</text:p>
            <text:p text:style-name="P21">*כָּאַרְבֶּה וְטַפְסְרַיִ</text:p>
            <text:p text:style-name="P21">כְּגוֹב גֹּבָי הַחוֹנִים בַּגְּדֵרוֹת בְּיוֹם</text:p>
            <text:p text:style-name="P21"><text:s/>קָרָה שֶׁמֶשׁ זָרְחָה וְנוֹדַד וְלֹא־נוֹדַע </text:p>
            <text:p text:style-name="P21">מְקוֹמוֹ אַיָּם</text:p>
          </table:table-cell>
          <table:table-cell table:style-name="表74.B1" office:value-type="string">
            <text:p text:style-name="P22">thy prince</text:p>
            <text:p text:style-name="P22"/>
            <text:p text:style-name="P22">like a locust / and thy governer</text:p>
            <text:p text:style-name="P22"/>
            <text:p text:style-name="P22">locust / locust / a tent</text:p>
            <text:p text:style-name="P22"/>
            <text:p text:style-name="P22">in,towards inclosure / in the day</text:p>
            <text:p text:style-name="P22"/>
            <text:p text:style-name="P22">coolness / the sun<text:span text:style-name="T7"> / irradiate</text:span></text:p>
            <text:p text:style-name="P23"/>
            <text:p text:style-name="P23">and to flee / and no recognition</text:p>
            <text:p text:style-name="P23"/>
            <text:p text:style-name="P23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1">*נָמוּ רֹעֶי</text:p>
            <text:p text:style-name="P21">**מֶלֶ</text:p>
            <text:p text:style-name="P21">*אַשּׁוּר יִשְׁכְּנוּ אַדִּירֶי</text:p>
            <text:p text:style-name="P21">*נָפֹשׁוּ עַמְּ</text:p>
            <text:p text:style-name="P21">עַל־הֶהָרִים </text:p>
            <text:p text:style-name="P21">וְאֵין מְקַבֵּץ</text:p>
          </table:table-cell>
          <table:table-cell table:style-name="表75.B1" office:value-type="string">
            <text:p text:style-name="P22">to slumber / thy to graze</text:p>
            <text:p text:style-name="P22"/>
            <text:p text:style-name="P22">a king</text:p>
            <text:p text:style-name="P22"/>
            <text:p text:style-name="P22">Ashshur / to reside / thy powerful</text:p>
            <text:p text:style-name="P22"/>
            <text:p text:style-name="P22">to spread / thy tribe</text:p>
            <text:p text:style-name="P22"/>
            <text:p text:style-name="P22">against mountains</text:p>
            <text:p text:style-name="P22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1">*אֵין־כֵּהָה </text:p>
            <text:p text:style-name="P21">לְשִׁבְרֶ</text:p>
            <text:p text:style-name="P21">**נַחְלָה מַכָּתֶ</text:p>
            <text:p text:style-name="P21">**כֹּל שֹׁמְעֵי שִׁמְעֲ</text:p>
            <text:p text:style-name="P21">**תָּקְעוּ כַף עָלֶי</text:p>
            <text:p text:style-name="P21">כִּי עַל־מִי לֹא־עָבְרָה **רָעָתְ</text:p>
            <text:p text:style-name="P21">תָּמִיד</text:p>
          </table:table-cell>
          <table:table-cell table:style-name="表76.B1" office:value-type="string">
            <text:p text:style-name="P22">not exist – weakening</text:p>
            <text:p text:style-name="P22"/>
            <text:p text:style-name="P22">in thy ruin</text:p>
            <text:p text:style-name="P22"/>
            <text:p text:style-name="P22">to be weak / thy wound</text:p>
            <text:p text:style-name="P22"/>
            <text:p text:style-name="P22">all / to hear / thy sound</text:p>
            <text:p text:style-name="P22"/>
            <text:p text:style-name="P22">to slap / hand / above thee</text:p>
            <text:p text:style-name="P22">for / upon who ? / not to cross</text:p>
            <text:p text:style-name="P22"/>
            <text:p text:style-name="P22">thy evil</text:p>
            <text:p text:style-name="P22"/>
            <text:p text:style-name="P22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1">הַמַּשָּׂא אֲשֶׁר </text:p>
            <text:p text:style-name="P21">חָזָה חֲבַקּוּק הַנָּבִיא</text:p>
          </table:table-cell>
          <table:table-cell table:style-name="表77.B1" office:value-type="string">
            <text:p text:style-name="P22">the burden / who,which</text:p>
            <text:p text:style-name="P22"/>
            <text:p text:style-name="P22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>עַד־אָנָה </text:p>
            <text:p text:style-name="P21"><text:soft-page-break/>יְהוָה שִׁוַּעְתִּי </text:p>
            <text:p text:style-name="P21">לֹא תִשְׁמָע אֶזְעַק </text:p>
            <text:p text:style-name="P21">אֵלֶי</text:p>
            <text:p text:style-name="P21">**</text:p>
            <text:p text:style-name="P21">חָמָס וְלֹא תוֹשִׁיעַ</text:p>
          </table:table-cell>
          <table:table-cell table:style-name="表78.B1" office:value-type="string">
            <text:p text:style-name="P22">as far as / where,when ?</text:p>
            <text:p text:style-name="P22"><text:soft-page-break/>jehovah / to halloo for a help</text:p>
            <text:p text:style-name="P22"/>
            <text:p text:style-name="P22">not / to hear / to shriek</text:p>
            <text:p text:style-name="P22"/>
            <text:p text:style-name="P22">towards thee</text:p>
            <text:p text:style-name="P22"/>
            <text:p text:style-name="P22"/>
            <text:p text:style-name="P22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>לָמָּה תַרְאֵנִי </text:p>
            <text:p text:style-name="P21">אָוֶן וְעָמָל</text:p>
            <text:p text:style-name="P21"><text:s/>תַּבִּיט וְשֹׁד </text:p>
            <text:p text:style-name="P21">וְחָמָס לְנֶגְדִּי </text:p>
            <text:p text:style-name="P21">וַיְהִי רִיב</text:p>
            <text:p text:style-name="P21"><text:s/>וּמָדוֹן יִשָּׂא</text:p>
          </table:table-cell>
          <table:table-cell table:style-name="表79.B1" office:value-type="string">
            <text:p text:style-name="P22">in what ? / to see me</text:p>
            <text:p text:style-name="P22"/>
            <text:p text:style-name="P22">to trouble / and to toil</text:p>
            <text:p text:style-name="P22"/>
            <text:p text:style-name="P22">to regard / and violence</text:p>
            <text:p text:style-name="P22"/>
            <text:p text:style-name="P22">and violence / towards against me</text:p>
            <text:p text:style-name="P22">and to come to pass / a contenst</text:p>
            <text:p text:style-name="P22"/>
            <text:p text:style-name="P22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1">עַל־כֵּן תָּפוּג</text:p>
            <text:p text:style-name="P21"><text:s/>תּוֹרָה וְלֹא־יֵצֵא </text:p>
            <text:p text:style-name="P21">לָנֶצַח מִשְׁפָּט כִּי </text:p>
            <text:p text:style-name="P21">רָשָׁע מַכְתִּיר </text:p>
            <text:p text:style-name="P21">אֶת־הַצַּדִּיק </text:p>
            <text:p text:style-name="P21">עַל־כֵּן יֵצֵא מִשְׁפָּט מְעֻקָּל</text:p>
          </table:table-cell>
          <table:table-cell table:style-name="表80.B1" office:value-type="string">
            <text:p text:style-name="P22">above justly / to be sluggish</text:p>
            <text:p text:style-name="P22"/>
            <text:p text:style-name="P22">law / and not – to go out</text:p>
            <text:p text:style-name="P22"/>
            <text:p text:style-name="P22">into goal / a verdict / for</text:p>
            <text:p text:style-name="P22"/>
            <text:p text:style-name="P22">bad / to besiege</text:p>
            <text:p text:style-name="P22"/>
            <text:p text:style-name="P22">self,even – the just</text:p>
            <text:p text:style-name="P22"/>
            <text:p text:style-name="P22">above justly / to go out / a verdict</text:p>
            <text:p text:style-name="P22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>רְאוּ בַגּוֹיִם</text:p>
            <text:p text:style-name="P21"><text:s/>וְהַבִּיטוּ וְהִתַּמְּהוּ תְּמָהוּ כִּי־פֹעַל</text:p>
            <text:p text:style-name="P21"><text:s/>פֹּעֵל בִּימֵיכֶם לֹא תַאֲמִינוּ כִּי יְסֻפָּר</text:p>
          </table:table-cell>
          <table:table-cell table:style-name="表81.B1" office:value-type="string">
            <text:p text:style-name="P22">behold / at Gentile</text:p>
            <text:p text:style-name="P22"/>
            <text:p text:style-name="P22">and to regard / and to be stunned</text:p>
            <text:p text:style-name="P22">to be stunned / for – to work</text:p>
            <text:p text:style-name="P22"/>
            <text:p text:style-name="P22">to practice / in your day / not</text:p>
            <text:p text:style-name="P22"/>
            <text:p text:style-name="P22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1">כִּי־הִנְנִי מֵקִים </text:p>
            <text:p text:style-name="P21">אֶת־הַכַּשְׂדִּים הַגּוֹי הַמַּר וְהַנִּמְהָר </text:p>
            <text:p text:style-name="P21">הַהוֹלֵ</text:p>
            <text:p text:style-name="P21">**</text:p>
            <text:p text:style-name="P21">לְמֶרְחֲבֵי־אֶרֶץ </text:p>
            <text:p text:style-name="P21">לָרֶשֶׁת </text:p>
            <text:p text:style-name="P21">מִשְׁכָּנוֹת לֹּא־לוֹ</text:p>
          </table:table-cell>
          <table:table-cell table:style-name="表82.B1" office:value-type="string">
            <text:p text:style-name="P22">for / behold me / to rise</text:p>
            <text:p text:style-name="P22"/>
            <text:p text:style-name="P22">self,even – Kasdite / a foreign nation</text:p>
            <text:p text:style-name="P22">the bitter / and the hurry</text:p>
            <text:p text:style-name="P22"/>
            <text:p text:style-name="P22">the to walk</text:p>
            <text:p text:style-name="P22"/>
            <text:p text:style-name="P22"/>
            <text:p text:style-name="P22">towards open space – the earth</text:p>
            <text:p text:style-name="P22"/>
            <text:p text:style-name="P22">towards to occupy</text:p>
            <text:p text:style-name="P22"/>
            <text:p text:style-name="P22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1">אָיֹם וְנוֹרָא הוּא</text:p>
            <text:p text:style-name="P21"><text:s/>מִמֶּנּוּ מִשְׁפָּטוֹ </text:p>
            <text:p text:style-name="P21">וּשְׂאֵתוֹ יֵצֵא</text:p>
          </table:table-cell>
          <table:table-cell table:style-name="表70.B1" office:value-type="string">
            <text:p text:style-name="P22">fri<text:span text:style-name="T7">ghtful / and to fear / he,she</text:span></text:p>
            <text:p text:style-name="P23"/>
            <text:p text:style-name="P23"/>
            <text:p text:style-name="P23">out of him / his verdict</text:p>
            <text:p text:style-name="P23">and his exaltation / to go out</text:p>
            <text:p text:style-name="P23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1">וְקַלּוּ מִנְּמֵרִים </text:p>
            <text:p text:style-name="P21">סוּסָיו וְחַדּוּ </text:p>
            <text:p text:style-name="P21">מִזְּאֵבֵי עֶרֶב </text:p>
            <text:p text:style-name="P21">וּפָשׁוּ פָּרָשָׁיו </text:p>
            <text:p text:style-name="P21">וּפָרָשָׁיו מֵרָחוֹק</text:p>
            <text:p text:style-name="P21"><text:s/>יָבֹאוּ יָעֻפוּ כְּנֶשֶׁר </text:p>
            <text:p text:style-name="P21">חָשׁ לֶאֱכוֹל</text:p>
          </table:table-cell>
          <table:table-cell table:style-name="表83.B1" office:value-type="string">
            <text:p text:style-name="P22">and swift / from leopards</text:p>
            <text:p text:style-name="P22"/>
            <text:p text:style-name="P22">its horse / and sharp</text:p>
            <text:p text:style-name="P22"/>
            <text:p text:style-name="P22">from a wolf / dusk</text:p>
            <text:p text:style-name="P22"/>
            <text:p text:style-name="P22">and to spread / its driver</text:p>
            <text:p text:style-name="P22">and its driver / from remote</text:p>
            <text:p text:style-name="P22"/>
            <text:p text:style-name="P22">to go,come / to fly / like eagle</text:p>
            <text:p text:style-name="P22"/>
            <text:p text:style-name="P22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1">כֻּלֹּה לְחָמָס</text:p>
            <text:p text:style-name="P21"><text:s/>יָבוֹא מְגַמַּת </text:p>
            <text:p text:style-name="P21"><text:soft-page-break/>פְּנֵיהֶם קָדִימָה </text:p>
            <text:p text:style-name="P21">וַיֶּאֱסֹף כַּחוֹל </text:p>
            <text:p text:style-name="P21">שֶׁבִי</text:p>
          </table:table-cell>
          <table:table-cell table:style-name="表84.B1" office:value-type="string">
            <text:p text:style-name="P22">her all / towards violence</text:p>
            <text:p text:style-name="P22"/>
            <text:p text:style-name="P22">to go,come / impulse,direction</text:p>
            <text:p text:style-name="P22"/>
            <text:p text:style-name="P22"><text:soft-page-break/>their faces / her east wind</text:p>
            <text:p text:style-name="P22"/>
            <text:p text:style-name="P22">and to gather / like sand</text:p>
            <text:p text:style-name="P22"/>
            <text:p text:style-name="P22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>וְהוּא בַּמְּלָכִים </text:p>
            <text:p text:style-name="P21">יִתְקַלָּס וְרֹזְנִים </text:p>
            <text:p text:style-name="P21">מִשְׂחָק לוֹ</text:p>
            <text:p text:style-name="P21"><text:s/>הוּא לְכָל־מִבְצָר </text:p>
            <text:p text:style-name="P21">יִשְׂחָק וַיִּצְבֹּר</text:p>
            <text:p text:style-name="P21"><text:s/>עָפָר וַיִּלְכְּדָהּ</text:p>
          </table:table-cell>
          <table:table-cell table:style-name="表85.B1" office:value-type="string">
            <text:p text:style-name="P22">and he,she / towards kings</text:p>
            <text:p text:style-name="P22"/>
            <text:p text:style-name="P22">to ridicule / and honorables</text:p>
            <text:p text:style-name="P22"/>
            <text:p text:style-name="P22">a laughing stock / towards him</text:p>
            <text:p text:style-name="P22"/>
            <text:p text:style-name="P22">he,she / towards all – fortification</text:p>
            <text:p text:style-name="P22"/>
            <text:p text:style-name="P22">to laugh / and to aggregate</text:p>
            <text:p text:style-name="P22"/>
            <text:p text:style-name="P22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>אָז חָלַף רוּחַ </text:p>
            <text:p text:style-name="P21"><text:soft-page-break/>וַיַּעֲבֹר וְאָשֵׁם</text:p>
            <text:p text:style-name="P21"><text:s/>זוּ כֹחוֹ לֵאלֹהוֹ</text:p>
          </table:table-cell>
          <table:table-cell table:style-name="表86.B1" office:value-type="string">
            <text:p text:style-name="P22">at that time / to change / spirit / </text:p>
            <text:p text:style-name="P22"/>
            <text:p text:style-name="P22"/>
            <text:p text:style-name="P22"><text:soft-page-break/>and to cross over / and to be guilty</text:p>
            <text:p text:style-name="P22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>הֲלוֹא אַתָּה </text:p>
            <text:p text:style-name="P21">מִקֶּדֶם יְהוָה אֱלֹהַי קְדֹשִׁי לֹא נָמוּת יְהוָה לְמִשְׁפָּט שַׂמְתּוֹ </text:p>
            <text:p text:style-name="P21">וְצוּר לְהוֹכִיחַ </text:p>
            <text:p text:style-name="P21">יְסַדְתּוֹ</text:p>
          </table:table-cell>
          <table:table-cell table:style-name="表87.B1" office:value-type="string">
            <text:p text:style-name="P22">who,where not / thou</text:p>
            <text:p text:style-name="P22"/>
            <text:p text:style-name="P22">from before / jehovah / my gods</text:p>
            <text:p text:style-name="P22"/>
            <text:p text:style-name="P22">my sacred / not die / jehovah</text:p>
            <text:p text:style-name="P22"/>
            <text:p text:style-name="P22">towards verdict / to put him</text:p>
            <text:p text:style-name="P22"/>
            <text:p text:style-name="P22">and an edge / towards to be right</text:p>
            <text:p text:style-name="P22"/>
            <text:p text:style-name="P22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1">טְהוֹר עֵינַיִם מֵרְאוֹת</text:p>
            <text:p text:style-name="P21"><text:soft-page-break/><text:s/>רָע וְהַבִּיט אֶל־עָמָל לֹא תוּכָל לָמָּה</text:p>
            <text:p text:style-name="P21"><text:s/>תַבִּיט בּוֹגְדִים תַּחֲרִישׁ בְּבַלַּע רָשָׁע</text:p>
            <text:p text:style-name="P21"><text:s/>צַדִּיק מִמֶּנּוּ</text:p>
          </table:table-cell>
          <table:table-cell table:style-name="表88.B1" office:value-type="string">
            <text:p text:style-name="P22">purity / eyes / from to see</text:p>
            <text:p text:style-name="P22"/>
            <text:p text:style-name="P22"/>
            <text:p text:style-name="P22"><text:soft-page-break/>evil / and to regard / with – toil</text:p>
            <text:p text:style-name="P22"/>
            <text:p text:style-name="P22">not / be able / towards what ?</text:p>
            <text:p text:style-name="P22"/>
            <text:p text:style-name="P22">to regard / to pillage / to let alone</text:p>
            <text:p text:style-name="P22"/>
            <text:p text:style-name="P22">in to destroy / a bad person</text:p>
            <text:p text:style-name="P22"/>
            <text:p text:style-name="P22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1">וַתַּעֲשֶׂה אָדָם כִּדְגֵי </text:p>
            <text:p text:style-name="P21">הַיָּם כְּרֶמֶשׂ לֹא־מֹשֵׁל בּוֹ</text:p>
          </table:table-cell>
          <table:table-cell table:style-name="表89.B1" office:value-type="string">
            <text:p text:style-name="P22">and to do,make / men / like fish</text:p>
            <text:p text:style-name="P22"/>
            <text:p text:style-name="P22">river / like a reptile / not – to rule</text:p>
            <text:p text:style-name="P22"/>
            <text:p text:style-name="P22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1">כֻּלֹּה בְּחַכָּה הֵעֲלָה <text:soft-page-break/>יְגֹרֵהוּ בְחֶרְמוֹ </text:p>
            <text:p text:style-name="P21">וְיַאַסְפֵהוּ </text:p>
            <text:p text:style-name="P21">בְּמִכְמַרְתּוֹ עַל־כֵּן </text:p>
            <text:p text:style-name="P21">יִשְׂמַח וְיָגִיל</text:p>
          </table:table-cell>
          <table:table-cell table:style-name="表90.B1" office:value-type="string">
            <text:p text:style-name="P22">all of them / in a hook / to ascend</text:p>
            <text:p text:style-name="P22"/>
            <text:p text:style-name="P22"/>
            <text:p text:style-name="P22"><text:soft-page-break/>and to drag it / in his nest</text:p>
            <text:p text:style-name="P22"/>
            <text:p text:style-name="P22">and to gather them</text:p>
            <text:p text:style-name="P22"/>
            <text:p text:style-name="P22">in their net / upon – rightly</text:p>
            <text:p text:style-name="P22"/>
            <text:p text:style-name="P22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>עַל־כֵּן יְזַבֵּחַ </text:p>
            <text:p text:style-name="P21">לְחֶרְמוֹ וִיקַטֵּר לְמִכְמַרְתּוֹ כִּי </text:p>
            <text:p text:style-name="P21">בָהֵמָּה שָׁמֵן חֶלְקוֹ וּמַאֲכָלוֹ בְּרִאָה</text:p>
          </table:table-cell>
          <table:table-cell table:style-name="表91.B1" office:value-type="string">
            <text:p text:style-name="P22">upon – rightly / to slaughter</text:p>
            <text:p text:style-name="P22"/>
            <text:p text:style-name="P22">towards their net / and to smoke</text:p>
            <text:p text:style-name="P22"/>
            <text:p text:style-name="P22">towards their net / for</text:p>
            <text:p text:style-name="P22"/>
            <text:p text:style-name="P22">by them / rich / their allotment</text:p>
            <text:p text:style-name="P22"/>
            <text:p text:style-name="P22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>הַעַל כֵּן יָרִיק</text:p>
            <text:p text:style-name="P21"><text:soft-page-break/><text:s/>חֶרְמוֹ וְתָמִיד </text:p>
            <text:p text:style-name="P21">לַהֲרֹג גּוֹיִם</text:p>
            <text:p text:style-name="P21"><text:s/>לֹא יַחְמוֹל ס</text:p>
          </table:table-cell>
          <table:table-cell table:style-name="表92.B1" office:value-type="string">
            <text:p text:style-name="P22">the above / justly / empty</text:p>
            <text:p text:style-name="P22"/>
            <text:p text:style-name="P22"><text:soft-page-break/></text:p>
            <text:p text:style-name="P22">their net / and to stretch</text:p>
            <text:p text:style-name="P22"/>
            <text:p text:style-name="P22">towards to smite / Gentile</text:p>
            <text:p text:style-name="P22"/>
            <text:p text:style-name="P22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>עַל־מִשְׁמַרְתִּי אֶעֱמֹדָה וְאֶתְיַצְּבָה עַל־מָצוֹר</text:p>
            <text:p text:style-name="P21"><text:s/>וַאֲצַפֶּה לִרְאוֹת</text:p>
            <text:p text:style-name="P21"><text:s/>מַה־יְדַבֶּר־בִּי </text:p>
            <text:p text:style-name="P21">וּמָה אָשִׁיב</text:p>
            <text:p text:style-name="P21"><text:s/>עַל־תּוֹכַחְתִּי</text:p>
          </table:table-cell>
          <table:table-cell table:style-name="表93.B1" office:value-type="string">
            <text:p text:style-name="P22">upon – my duty / to stand</text:p>
            <text:p text:style-name="P22"/>
            <text:p text:style-name="P22">and to place / upon – a mound</text:p>
            <text:p text:style-name="P22"/>
            <text:p text:style-name="P22">and to peer into / towards to see</text:p>
            <text:p text:style-name="P22"/>
            <text:p text:style-name="P22">what,why ? - to speak – towards me</text:p>
            <text:p text:style-name="P22">and what ? / to turn back</text:p>
            <text:p text:style-name="P22"/>
            <text:p text:style-name="P22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1">וַיַּעֲנֵנִי יְהוָה </text:p>
            <text:p text:style-name="P21"><text:soft-page-break/>וַיֹּאמֶר כְּתוֹב חָזוֹן </text:p>
            <text:p text:style-name="P21">וּבָאֵר עַל־הַלֻּחוֹת </text:p>
            <text:p text:style-name="P21">לְמַעַן יָרוּץ קוֹרֵא </text:p>
            <text:p text:style-name="P21">בוֹ</text:p>
          </table:table-cell>
          <table:table-cell table:style-name="表94.B1" office:value-type="string">
            <text:p text:style-name="P22">and to pay attention / jehovah</text:p>
            <text:p text:style-name="P22"/>
            <text:p text:style-name="P22"><text:soft-page-break/>and to say / to write / a dream</text:p>
            <text:p text:style-name="P22"/>
            <text:p text:style-name="P22">and to engrave / upon the tablet</text:p>
            <text:p text:style-name="P22"/>
            <text:p text:style-name="P22">in order that / to run / to call out</text:p>
            <text:p text:style-name="P22"/>
            <text:p text:style-name="P22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1">כִּי עוֹד חָזוֹן </text:p>
            <text:p text:style-name="P21">לַמּוֹעֵד</text:p>
            <text:p text:style-name="P21"><text:s/>וְיָפֵחַ לַקֵּץ</text:p>
            <text:p text:style-name="P21"><text:s/>וְלֹא יְכַזֵּב אִם־יִתְמַהְמָהּ </text:p>
            <text:p text:style-name="P21">חַכֵּה־לוֹ </text:p>
            <text:p text:style-name="P21">כִּי־בֹא יָבֹא</text:p>
            <text:p text:style-name="P21"><text:s/>לֹא יְאַחֵר</text:p>
          </table:table-cell>
          <table:table-cell table:style-name="表95.B1" office:value-type="string">
            <text:p text:style-name="P22">for / still,more / a dream</text:p>
            <text:p text:style-name="P22"/>
            <text:p text:style-name="P22">towards appointment</text:p>
            <text:p text:style-name="P22"/>
            <text:p text:style-name="P22">and to utter / towards extremity</text:p>
            <text:p text:style-name="P22"/>
            <text:p text:style-name="P22">and not / to lie / although – to be reluctant</text:p>
            <text:p text:style-name="P22"/>
            <text:p text:style-name="P22"/>
            <text:p text:style-name="P22">to adhere – towards him</text:p>
            <text:p text:style-name="P22"/>
            <text:p text:style-name="P22">for – to go,come / to go,come</text:p>
            <text:p text:style-name="P22"/>
            <text:p text:style-name="P22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1">הִנֵּה עֻפְּלָה לֹא־יָשְׁרָה</text:p>
            <text:p text:style-name="P21"><text:s/>נַפְשׁוֹ בּוֹ וְצַדִּיק בֶּאֱמוּנָתוֹ יִחְיֶה</text:p>
          </table:table-cell>
          <table:table-cell table:style-name="表96.B1" office:value-type="string">
            <text:p text:style-name="P22">behold / to swell / not – be straight</text:p>
            <text:p text:style-name="P22"/>
            <text:p text:style-name="P22">his vitality / in him / and just</text:p>
            <text:p text:style-name="P22"/>
            <text:p text:style-name="P22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1">וְאַף כִּי־הַיַּיִן </text:p>
            <text:p text:style-name="P21">בּוֹגֵד גֶּבֶר יָהִיר</text:p>
            <text:p text:style-name="P21"><text:s/>וְלֹא יִנְוֶה אֲשֶׁר </text:p>
            <text:p text:style-name="P21">הִרְחִיב כִּשְׁאוֹל </text:p>
            <text:p text:style-name="P21">נַפְשׁוֹ וְהוּא כַמָּוֶת </text:p>
            <text:p text:style-name="P21"/>
            <text:p text:style-name="P21">וְלֹא יִשְׂבָּע וַיֶּאֱסֹף </text:p>
            <text:p text:style-name="P21">אֵלָיו כָּל־הַגּוֹיִם</text:p>
            <text:p text:style-name="P21"><text:s/>וַיִּקְבֹּץ אֵלָיו</text:p>
            <text:p text:style-name="P21"><text:s/>כָּל־הָעַמִּים</text:p>
          </table:table-cell>
          <table:table-cell table:style-name="表97.B1" office:value-type="string">
            <text:p text:style-name="P22">and also / for – the wine</text:p>
            <text:p text:style-name="P22"/>
            <text:p text:style-name="P22">to pillage / a person / arrogant</text:p>
            <text:p text:style-name="P22"/>
            <text:p text:style-name="P22">and not / to celebrate / who,what</text:p>
            <text:p text:style-name="P22"/>
            <text:p text:style-name="P22">to broaden / like hades</text:p>
            <text:p text:style-name="P22"/>
            <text:p text:style-name="P22">his vitality / and he,she / like hades</text:p>
            <text:p text:style-name="P22"/>
            <text:p text:style-name="P22">and not / to fill / and to take away</text:p>
            <text:p text:style-name="P22"/>
            <text:p text:style-name="P22">among it / all – nations</text:p>
            <text:p text:style-name="P22"/>
            <text:p text:style-name="P22">and to collects / among it</text:p>
            <text:p text:style-name="P22"/>
            <text:p text:style-name="P22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>הֲלוֹא־אֵלֶּה כֻלָּם </text:p>
            <text:p text:style-name="P21">עָלָיו מָשָׁל יִשָּׂאוּ וּמְלִיצָה חִידוֹת לוֹ וְיֹאמַר הוֹי הַמַּרְבֶּה </text:p>
            <text:p text:style-name="P21">לֹּא־לוֹ עַד־מָתַי</text:p>
            <text:p text:style-name="P21"><text:s/>וּמַכְבִּיד עָלָיו </text:p>
            <text:p text:style-name="P21">עַבְטִיט</text:p>
          </table:table-cell>
          <table:table-cell table:style-name="表98.B1" office:value-type="string">
            <text:p text:style-name="P22">because not – these / all of them</text:p>
            <text:p text:style-name="P22"/>
            <text:p text:style-name="P22">against it / a simile / to lift</text:p>
            <text:p text:style-name="P22"/>
            <text:p text:style-name="P22">and a sat<text:span text:style-name="T7">ire / a puzzle / towards him</text:span></text:p>
            <text:p text:style-name="P23">and to say / oh! / the to increase</text:p>
            <text:p text:style-name="P23"/>
            <text:p text:style-name="P23">not – towards him / as far as – to extend</text:p>
            <text:p text:style-name="P23">and to be heavy / against him</text:p>
            <text:p text:style-name="P23"/>
            <text:p text:style-name="P23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>הֲלוֹא פֶתַע יָקוּמוּ </text:p>
            <text:p text:style-name="P21">נֹשְׁכֶי</text:p>
            <text:p text:style-name="P21">#</text:p>
            <text:p text:style-name="P21">וְיִקְצוּ מְזַעְזְעֶי</text:p>
            <text:p text:style-name="P21">#</text:p>
            <text:p text:style-name="P21">וְהָיִיתָ לִמְשִׁסּוֹת </text:p>
            <text:p text:style-name="P21">לָמוֹ</text:p>
          </table:table-cell>
          <table:table-cell table:style-name="表99.B1" office:value-type="string">
            <text:p text:style-name="P22">when not/ quickly / to rise</text:p>
            <text:p text:style-name="P22"/>
            <text:p text:style-name="P22">to oppress thee</text:p>
            <text:p text:style-name="P22"/>
            <text:p text:style-name="P22"/>
            <text:p text:style-name="P22">and to awake / to agitate thee</text:p>
            <text:p text:style-name="P22"/>
            <text:p text:style-name="P22"/>
            <text:p text:style-name="P22"/>
            <text:p text:style-name="P22">and to become / in,for plunder</text:p>
            <text:p text:style-name="P22"/>
            <text:p text:style-name="P22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1">כִּי אַתָּה שַׁלּוֹתָ גּוֹיִם רַבִּים</text:p>
            <text:p text:style-name="P21"><text:s/>יְשָׁלּוּ</text:p>
            <text:p text:style-name="P21">#</text:p>
            <text:p text:style-name="P21">כָּל־יֶתֶר עַמִּים מִדְּמֵי</text:p>
            <text:p text:style-name="P21"/>
            <text:p text:style-name="P21"><text:s/>אָדָם וַחֲמַס־אֶרֶץ </text:p>
            <text:p text:style-name="P21"/>
            <text:p text:style-name="P21">קִרְיָה וְכָל־יֹשְׁבֵי בָהּ פ</text:p>
          </table:table-cell>
          <table:table-cell table:style-name="表100.B1" office:value-type="string">
            <text:p text:style-name="P22">for / thou / to plunder / many nations</text:p>
            <text:p text:style-name="P22"/>
            <text:p text:style-name="P22"/>
            <text:p text:style-name="P22">and to plunde thee</text:p>
            <text:p text:style-name="P22"/>
            <text:p text:style-name="P22"/>
            <text:p text:style-name="P22"/>
            <text:p text:style-name="P22">all remainder / flocks / out of bloodshed</text:p>
            <text:p text:style-name="P22"/>
            <text:p text:style-name="P22"/>
            <text:p text:style-name="P22">mankind / and violence of the land</text:p>
            <text:p text:style-name="P22"/>
            <text:p text:style-name="P22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>הוֹי בֹּצֵעַ בֶּצַע רָע</text:p>
            <text:p text:style-name="P21"><text:s/>לְבֵיתוֹ לָשׂוּם </text:p>
            <text:p text:style-name="P21"><text:soft-page-break/>בַּמָּרוֹם קִנּוֹ </text:p>
            <text:p text:style-name="P21">לְהִנָּצֵל מִכַּף־רָע</text:p>
          </table:table-cell>
          <table:table-cell table:style-name="表101.B1" office:value-type="string">
            <text:p text:style-name="P22">oh! / to plunder / gain / evil</text:p>
            <text:p text:style-name="P22"/>
            <text:p text:style-name="P22"/>
            <text:p text:style-name="P22">to his house / towards to put</text:p>
            <text:p text:style-name="P22"><text:soft-page-break/>at altitude / his dwelling</text:p>
            <text:p text:style-name="P22"/>
            <text:p text:style-name="P22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>יָעַצְתָּ בֹּשֶׁת לְבֵיתֶ</text:p>
            <text:p text:style-name="P21">**</text:p>
            <text:p text:style-name="P21">קְצוֹת־עַמִּים רַבִּים וְחוֹטֵא נַפְשֶׁ</text:p>
            <text:p text:style-name="P21">**</text:p>
          </table:table-cell>
          <table:table-cell table:style-name="表102.B1" office:value-type="string">
            <text:p text:style-name="P22">to advise / shame / to thy house</text:p>
            <text:p text:style-name="P22"/>
            <text:p text:style-name="P22"/>
            <text:p text:style-name="P22"/>
            <text:p text:style-name="P22">to cut off many tribes</text:p>
            <text:p text:style-name="P22"/>
            <text:p text:style-name="P22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1">כִּי־אֶבֶן מִקִּיר </text:p>
            <text:p text:style-name="P21">תִּזְעָק וְכָפִיס מֵעֵץ יַעֲנֶנָּה פ</text:p>
          </table:table-cell>
          <table:table-cell table:style-name="表103.B1" office:value-type="string">
            <text:p text:style-name="P22">for a stone / from a wall</text:p>
            <text:p text:style-name="P22"/>
            <text:p text:style-name="P22">to shriek / and a girder / wood</text:p>
            <text:p text:style-name="P22"/>
            <text:p text:style-name="P22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1">הוֹי בֹּנֶה עִיר בְּדָמִים וְכוֹנֵן קִרְיָה בְּעַוְלָה</text:p>
          </table:table-cell>
          <table:table-cell table:style-name="表104.B1" office:value-type="string">
            <text:p text:style-name="P22">oh! / to build / a city / in bloodshed</text:p>
            <text:p text:style-name="P22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1">הֲלוֹא הִנֵּה מֵאֵת </text:p>
            <text:p text:style-name="P21">יְהוָה צְבָאוֹת </text:p>
            <text:p text:style-name="P21">וְיִיגְעוּ עַמִּים בְּדֵי־אֵשׁ</text:p>
            <text:p text:style-name="P21"><text:s/>וּלְאֻמִּים בְּדֵי־רִיק יִעָפוּ</text:p>
          </table:table-cell>
          <table:table-cell table:style-name="表105.B1" office:value-type="string">
            <text:p text:style-name="P22">who,which not / lo! / from self,even</text:p>
            <text:p text:style-name="P22">jehovah / a mass of people</text:p>
            <text:p text:style-name="P22"/>
            <text:p text:style-name="P22">and to toil / people / in enough fire</text:p>
            <text:p text:style-name="P22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>כִּי תִּמָּלֵא הָאָרֶץ לָדַעַת אֶת־כְּבוֹד יְהוָה </text:p>
            <text:p text:style-name="P21">כַּמַּיִם יְכַסּוּ עַל־יָם ס</text:p>
          </table:table-cell>
          <table:table-cell table:style-name="表106.B1" office:value-type="string">
            <text:p text:style-name="P22">for / to fill / the earth / in to know</text:p>
            <text:p text:style-name="P22"/>
            <text:p text:style-name="P22">self,even – weight / jehovah</text:p>
            <text:p text:style-name="P22"/>
            <text:p text:style-name="P22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>הוֹי מַשְׁקֵה רֵעֵהוּ מְסַפֵּחַ חֲמָתְ</text:p>
            <text:p text:style-name="P21">#</text:p>
            <text:p text:style-name="P21">וְאַף שַׁכֵּר </text:p>
            <text:p text:style-name="P21">לְמַעַן הַבִּיט עַל־מְעוֹרֵיהֶם</text:p>
          </table:table-cell>
          <table:table-cell table:style-name="表108.B1" office:value-type="string">
            <text:p text:style-name="P22">oh! / to quaff / their associate</text:p>
            <text:p text:style-name="P22"/>
            <text:p text:style-name="P22">to scrape out / thy bottle</text:p>
            <text:p text:style-name="P22"/>
            <text:p text:style-name="P22"/>
            <text:p text:style-name="P22">and also / to become tipsy</text:p>
            <text:p text:style-name="P22"/>
            <text:p text:style-name="P22">in order that / to scan</text:p>
            <text:p text:style-name="P22"/>
            <text:p text:style-name="P22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1">שָׂבַעְתָּ קָלוֹן מִכָּבוֹד שְׁתֵה גַם־אַתָּה </text:p>
            <text:p text:style-name="P21">וְהֵעָרֵל תִּסּוֹב</text:p>
            <text:p text:style-name="P21"><text:soft-page-break/><text:s/>עָלֶ</text:p>
            <text:p text:style-name="P21">#</text:p>
            <text:p text:style-name="P21">כּוֹס יְמִין</text:p>
            <text:p text:style-name="P21"><text:s/>יְהוָה וְקִיקָלוֹן </text:p>
            <text:p text:style-name="P21">עַל־כְּבוֹדֶ</text:p>
            <text:p text:style-name="P21">#</text:p>
          </table:table-cell>
          <table:table-cell table:style-name="表109.B1" office:value-type="string">
            <text:p text:style-name="P22">to fill / disgrace / out of splendor</text:p>
            <text:p text:style-name="P22"/>
            <text:p text:style-name="P22">to imbibe / also – thou</text:p>
            <text:p text:style-name="P22"/>
            <text:p text:style-name="P22">and to go naked / to revolve</text:p>
            <text:p text:style-name="P22"/>
            <text:p text:style-name="P22"><text:soft-page-break/>above thee</text:p>
            <text:p text:style-name="P22"/>
            <text:p text:style-name="P22"/>
            <text:p text:style-name="P22"/>
            <text:p text:style-name="P22">to hold together / right hand</text:p>
            <text:p text:style-name="P22"/>
            <text:p text:style-name="P22">jehovah / and disgrace</text:p>
            <text:p text:style-name="P22"/>
            <text:p text:style-name="P22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1">כִּי חֲמַס לְבָנוֹן </text:p>
            <text:p text:style-name="P21">יְכַסֶּךָּ וְשֹׁד</text:p>
            <text:p text:style-name="P21"><text:s/>בְּהֵמוֹת יְחִיתַן </text:p>
            <text:p text:style-name="P21">מִדְּמֵי אָדָם וַחֲמַס־אֶרֶץ</text:p>
            <text:p text:style-name="P21"><text:s/>קִרְיָה וְכָל־יֹשְׁבֵי בָהּ ס</text:p>
          </table:table-cell>
          <table:table-cell table:style-name="表110.B1" office:value-type="string">
            <text:p text:style-name="P22">for / violence / Lebanon</text:p>
            <text:p text:style-name="P22"/>
            <text:p text:style-name="P22">to fill up thee / and violence</text:p>
            <text:p text:style-name="P22"/>
            <text:p text:style-name="P22">animal / to break down them</text:p>
            <text:p text:style-name="P22"/>
            <text:p text:style-name="P22">out of blood / men / and violence – land</text:p>
            <text:p text:style-name="P22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1">מָה־הוֹעִיל </text:p>
            <text:p text:style-name="P21">פֶּסֶל כִּי פְסָלוֹ יֹצְרוֹ</text:p>
            <text:p text:style-name="P21"><text:s/>מַסֵּכָה וּמוֹרֶה</text:p>
            <text:p text:style-name="P21"><text:s/>שָּׁקֶר כִּי בָטַח יֹצֵר</text:p>
            <text:p text:style-name="P21"><text:s/>יִצְרוֹ עָלָיו</text:p>
            <text:p text:style-name="P21"><text:s/>לַעֲשׂוֹת</text:p>
            <text:p text:style-name="P21"><text:soft-page-break/><text:s/>אֱלִילִים אִלְּמִים ס</text:p>
          </table:table-cell>
          <table:table-cell table:style-name="表111.B1" office:value-type="string">
            <text:p text:style-name="P22">what ? - to be valuable</text:p>
            <text:p text:style-name="P22"/>
            <text:p text:style-name="P22">idol / for / to carve it / its form</text:p>
            <text:p text:style-name="P22"/>
            <text:p text:style-name="P22">fusion of metal / and to teach</text:p>
            <text:p text:style-name="P22"/>
            <text:p text:style-name="P22">untruth / for / to trust / to mould</text:p>
            <text:p text:style-name="P22"/>
            <text:p text:style-name="P22">to mould it / above it</text:p>
            <text:p text:style-name="P22"/>
            <text:p text:style-name="P22">towards to do,make</text:p>
            <text:p text:style-name="P22"/>
            <text:p text:style-name="P22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אֲשֶׁר עֲשִׁירֶיהָ</text:p>
            <text:p text:style-name="P21"><text:s/>מָלְאוּ חָמָס</text:p>
            <text:p text:style-name="P21"><text:s/>וְיֹשְׁבֶיהָ דִּבְּרוּ־שָׁקֶר</text:p>
            <text:p text:style-name="P21"><text:s/>וּלְשׁוֹנָם רְמִיָּה </text:p>
            <text:p text:style-name="P21">בְּפִיהֶם</text:p>
          </table:table-cell>
          <table:table-cell table:style-name="表112.B1" office:value-type="string">
            <text:p text:style-name="P15">who,which / rich men thereof</text:p>
            <text:p text:style-name="P15"/>
            <text:p text:style-name="P15"/>
            <text:p text:style-name="P15">to be full of / violence,wrong</text:p>
            <text:p text:style-name="P15"/>
            <text:p text:style-name="P19">to dwell thereof / to speak,arrange untruth,sham</text:p>
            <text:p text:style-name="P19">and their tongues / treachery</text:p>
            <text:p text:style-name="P19"/>
            <text:p text:style-name="P19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>וְגַם־אֲנִי הֶחֱלֵיתִי </text:p>
            <text:p text:style-name="P21">*הַכּוֹתֶ</text:p>
            <text:p text:style-name="P21">הַשְׁמֵם</text:p>
            <text:p text:style-name="P21">*עַל־חַטֹּאתֶ</text:p>
          </table:table-cell>
          <table:table-cell table:style-name="表113.B1" office:value-type="string">
            <text:p text:style-name="P15">and also – I / to make sick;to stroke / </text:p>
            <text:p text:style-name="P15"/>
            <text:p text:style-name="P15">to strike thee</text:p>
            <text:p text:style-name="P15"/>
            <text:p text:style-name="P15">to devastate,stupefy</text:p>
            <text:p text:style-name="P19"/>
            <text:p text:style-name="P19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>אַתָּה תֹאכַל וְלֹא תִשְׂבָּע</text:p>
            <text:p text:style-name="P21">*וְיֶשְׁחֲ</text:p>
            <text:p text:style-name="P21">*בְּקִרְבֶּ</text:p>
            <text:p text:style-name="P21">וְתַסֵּג וְלֹא תַפְלִיט וַאֲשֶׁר</text:p>
            <text:p text:style-name="P21"><text:s/>תְּפַלֵּט לַחֶרֶב אֶתֵּן</text:p>
          </table:table-cell>
          <table:table-cell table:style-name="表114.B1" office:value-type="string">
            <text:p text:style-name="P15">thou / to eat / and not</text:p>
            <text:p text:style-name="P15"/>
            <text:p text:style-name="P15"/>
            <text:p text:style-name="P15">to fill</text:p>
            <text:p text:style-name="P15">and to gape at you</text:p>
            <text:p text:style-name="P15"/>
            <text:p text:style-name="P15">in your center</text:p>
            <text:p text:style-name="P15"/>
            <text:p text:style-name="P15">and to retreat / and not / to escape,deliver</text:p>
            <text:p text:style-name="P15">and which</text:p>
            <text:p text:style-name="P19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>@@@</text:p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אַתָּה תִזְרַע וְלֹא תִקְצוֹר אַתָּה</text:p>
            <text:p text:style-name="P21">**תִדְרֹ</text:p>
            <text:p text:style-name="P21"><text:soft-page-break/>זַיִת -</text:p>
            <text:p text:style-name="P21">-וְלֹא</text:p>
            <text:p text:style-name="P21">*תָסוּ</text:p>
            <text:p text:style-name="P21">שֶׁמֶן וְתִירוֹשׁ וְלֹא תִשְׁתֶּה־יָּיִן</text:p>
          </table:table-cell>
          <table:table-cell table:style-name="表115.B1" office:value-type="string">
            <text:p text:style-name="P13">thou / to sow / and not / to harvest / thou / to tread,walk / an olive / and not / to anoint</text:p>
            <text:p text:style-name="P39">shemen ~ grease / wine / and not / 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1">וְיִשְׁתַּמֵּר חֻקּוֹת עָמְרִי וְכֹל </text:p>
            <text:p text:style-name="P21">מַעֲשֵׂה בֵית־אַחְאָב וַתֵּלְכוּ בְּמֹעֲצוֹתָם</text:p>
            <text:p text:style-name="P21"><text:s/>לְמַעַן תִּתִּי</text:p>
            <text:p text:style-name="P21">*אֹתְ</text:p>
            <text:p text:style-name="P21">לְשַׁמָּה וְיֹשְׁבֶיהָ לִשְׁרֵקָה וְחֶרְפַּת</text:p>
            <text:p text:style-name="P21"><text:s/>עַמִּי תִּשָּׂאוּ פ</text:p>
          </table:table-cell>
          <table:table-cell table:style-name="表116.B1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39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1">אַלְלַי לִי כִּי הָיִיתִי כְּאָסְפֵּי־קַיִץ </text:p>
            <text:p text:style-name="P21">כְּעֹלְלֹת בָּצִיר אֵין־אֶשְׁכּוֹל לֶאֱכוֹל </text:p>
            <text:p text:style-name="P21"><text:soft-page-break/>בִּכּוּרָה אִוְּתָה נַפְשִׁי</text:p>
          </table:table-cell>
          <table:table-cell table:style-name="表117.B1" office:value-type="string">
            <text:p text:style-name="P22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/>
      <text:p text:style-name="P5"/>
      <text:p text:style-name="P5"/>
      <text:p text:style-name="P20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22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1"/>
          </table:table-cell>
          <table:table-cell table:style-name="表69.B1" office:value-type="string">
            <text:p text:style-name="P22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p text:style-name="P22"/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8162713847909120748" text:style-name="L2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<text:soft-page-break/>folders (if any)</text:p>
            </text:list-item>
            <text:list-item>
              <text:p text:style-name="P28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6"/>
          </table:table-cell>
          <table:table-cell table:style-name="表236.A1" office:value-type="string">
            <text:p text:style-name="P16">TH</text:p>
          </table:table-cell>
          <table:table-cell table:style-name="表236.C1" office:value-type="string">
            <text:p text:style-name="P16">“the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gh</text:p>
          </table:table-cell>
          <table:table-cell table:style-name="表236.C2" office:value-type="string">
            <text:p text:style-name="P16">arabic ghain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dz</text:p>
          </table:table-cell>
          <table:table-cell table:style-name="表236.C2" office:value-type="string">
            <text:p text:style-name="P16">arabic ẓ (ðˁ) (ظ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a_</text:p>
          </table:table-cell>
          <table:table-cell table:style-name="表236.C2" office:value-type="string">
            <text:p text:style-name="P16">“<text:span text:style-name="T9">a</text:span>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</text:p>
          </table:table-cell>
          <table:table-cell table:style-name="表236.C2" office:value-type="string">
            <text:p text:style-name="P16">kha: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*</text:p>
          </table:table-cell>
          <table:table-cell table:style-name="表236.C2" office:value-type="string">
            <text:p text:style-name="P16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8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8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5T11:39:02.45</dc:date>
    <dc:creator>iwabuchi ken</dc:creator>
    <meta:editing-duration>P3DT15H25M3S</meta:editing-duration>
    <meta:editing-cycles>169</meta:editing-cycles>
    <meta:generator>OpenOffice/4.1.3$Win32 OpenOffice.org_project/413m1$Build-9783</meta:generator>
    <meta:document-statistic meta:table-count="121" meta:image-count="0" meta:object-count="0" meta:page-count="59" meta:paragraph-count="1455" meta:word-count="5656" meta:character-count="33248"/>
  </office:meta>
</office:document-meta>
</file>